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a191f" style:font-name-asian="Arial1" style:font-weight-asian="bold" style:font-name-complex="Arial1"/>
    </style:style>
    <style:style style:name="P2" style:family="paragraph" style:parent-style-name="Standard">
      <style:text-properties style:font-name="Arial" fo:font-weight="bold" officeooo:paragraph-rsid="000a191f" fo:background-color="#ef413d" style:font-name-asian="Arial1" style:font-weight-asian="bold" style:font-name-complex="Arial1"/>
    </style:style>
    <style:style style:name="P3" style:family="paragraph" style:parent-style-name="Standard">
      <style:text-properties style:font-name="Arial" officeooo:paragraph-rsid="000a191f" style:font-name-asian="Arial1" style:font-name-complex="Arial1"/>
    </style:style>
    <style:style style:name="P4" style:family="paragraph" style:parent-style-name="Standard">
      <style:text-properties style:font-name="Arial" officeooo:paragraph-rsid="000a191f" fo:background-color="#ce181e" style:font-name-asian="Arial1" style:font-name-complex="Arial1"/>
    </style:style>
    <style:style style:name="P5" style:family="paragraph" style:parent-style-name="Standard">
      <style:text-properties style:font-name="Arial" officeooo:paragraph-rsid="000a191f" fo:background-color="#ef413d" style:font-name-asian="Arial1" style:font-name-complex="Arial1"/>
    </style:style>
    <style:style style:name="P6" style:family="paragraph" style:parent-style-name="Standard">
      <style:text-properties style:font-name="Arial" officeooo:paragraph-rsid="000a191f" fo:background-color="#ffffff" style:font-name-asian="Arial1" style:font-name-complex="Arial1"/>
    </style:style>
    <style:style style:name="P7" style:family="paragraph" style:parent-style-name="Standard">
      <style:text-properties officeooo:paragraph-rsid="000a191f"/>
    </style:style>
    <style:style style:name="P8" style:family="paragraph" style:parent-style-name="Standard">
      <style:text-properties fo:color="#1c1c1c" style:font-name="Arial" officeooo:paragraph-rsid="000a191f" fo:background-color="#ce181e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a191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ore Java: Part </text:span><text:span text:style-name="T2">4</text:span></text:p>
      <text:p text:style-name="P7"><text:span text:style-name="T3">1. </text:span><text:span text:style-name="T2">What is the output of the below code:</text:span></text:p>
      <text:p text:style-name="P1">interface A{</text:p>
      <text:p text:style-name="P1">void method();</text:p>
      <text:p text:style-name="P1">}</text:p>
      <text:p text:style-name="P1">class Test{</text:p>
      <text:p text:style-name="P1">public void method(){</text:p>
      <text:p text:style-name="P1">System.out.println("call from a method");</text:p>
      <text:p text:style-name="P1">}</text:p>
      <text:p text:style-name="P1">public static void main(String[] args) {</text:p>
      <text:p text:style-name="P1">A a =(A) new Test();</text:p>
      <text:p text:style-name="P1">a.method();</text:p>
      <text:p text:style-name="P1">}</text:p>
      <text:p text:style-name="P1">}</text:p>
      <text:p text:style-name="P3">A) call from a method</text:p>
      <text:p text:style-name="P3">B) No ouput at console</text:p>
      <text:p text:style-name="P3">C) Compilation fails</text:p>
      <text:p text:style-name="P8">D) Exception is thrown at Runtime</text:p>
      <text:p text:style-name="P3"/>
      <text:p text:style-name="P3"/>
      <text:p text:style-name="P7"><text:span text:style-name="T3">2. </text:span><text:span text:style-name="T2">Which of the following lines will allow the code to execute the program?</text:span></text:p>
      <text:p text:style-name="P1">abstract class MyClass{</text:p>
      <text:p text:style-name="P1">abstract int m();</text:p>
      <text:p text:style-name="P1">}</text:p>
      <text:p text:style-name="P1">interface MyInterface{</text:p>
      <text:p text:style-name="P1">public int m();</text:p>
      <text:p text:style-name="P1">}</text:p>
      <text:p text:style-name="P1">public class Test extends MyClass implements MyInterface{</text:p>
      <text:p text:style-name="P1">//code to execute</text:p>
      <text:p text:style-name="P1">}</text:p>
      <text:p text:style-name="P4">A) int m(){}</text:p>
      <text:p text:style-name="P4">int m(){}</text:p>
      <text:p text:style-name="P3">B) int m(){}</text:p>
      <text:p text:style-name="P3">int MyInterface.m(){}</text:p>
      <text:p text:style-name="P3">C) int m(){}</text:p>
      <text:p text:style-name="P3">D) None of the above</text:p>
      <text:p text:style-name="P3"/>
      <text:p text:style-name="P3"/>
      <text:p text:style-name="P1">3. What is the output for the below code ?</text:p>
      <text:p text:style-name="P1">public interface TestInf {</text:p>
      <text:p text:style-name="P1">int i =10;</text:p>
      <text:p text:style-name="P1">}public class Test {</text:p>
      <text:p text:style-name="P1">public static void main(String... args) {</text:p>
      <text:p text:style-name="P1">TestInf.i=12;</text:p>
      <text:p text:style-name="P1">System.out.println(TestInf.i);</text:p>
      <text:p text:style-name="P1">}</text:p>
      <text:p text:style-name="P1">}</text:p>
      <text:p text:style-name="P3">A) 10</text:p>
      <text:p text:style-name="P3">B) 12</text:p>
      <text:p text:style-name="P3">C) compile time error</text:p>
      <text:p text:style-name="P5">D) run time error</text:p>
      <text:p text:style-name="P3"><text:soft-page-break/></text:p>
      <text:p text:style-name="P3"/>
      <text:p text:style-name="P1">4. Which Man class properly represents the relationship "Man has a best friend who is a Dog"?</text:p>
      <text:p text:style-name="P3">A) class Man extends Dog { }</text:p>
      <text:p text:style-name="P3">B) class Man implements Dog { }</text:p>
      <text:p text:style-name="P3">C) class Man { private BestFriend dog; }</text:p>
      <text:p text:style-name="P5">D) class Man { private Dog bestFriend; }</text:p>
      <text:p text:style-name="P3">E) class Man { private Dog&lt;bestFriend&gt;; }</text:p>
      <text:p text:style-name="P3"/>
      <text:p text:style-name="P3"/>
      <text:p text:style-name="P7"><text:span text:style-name="T2">5</text:span><text:span text:style-name="T3">. </text:span><text:span text:style-name="T2">Which three are true? (Choose three.)</text:span></text:p>
      <text:p text:style-name="P1">10. interface Jumper { public void jump(); } ...</text:p>
      <text:p text:style-name="P1">20. class Animal {} ...</text:p>
      <text:p text:style-name="P1">30. class Dog extends Animal {</text:p>
      <text:p text:style-name="P1">31. Tail tail; 32. } ...</text:p>
      <text:p text:style-name="P1">40. class Beagle extends Dog implements Jumper{</text:p>
      <text:p text:style-name="P1">41. public void jump() {}</text:p>
      <text:p text:style-name="P1">42. } ...</text:p>
      <text:p text:style-name="P1">50. class Cat implements Jumper{</text:p>
      <text:p text:style-name="P1">51. public void jump() {}</text:p>
      <text:p text:style-name="P1">52. }</text:p>
      <text:p text:style-name="P1">A. Cat is-a Animal</text:p>
      <text:p text:style-name="P1">B. Cat is-a Jumper</text:p>
      <text:p text:style-name="P1">C. Dog is-a Animal</text:p>
      <text:p text:style-name="P1">D. Dog is-a Jumper</text:p>
      <text:p text:style-name="P1">E. Cat has-a Animal</text:p>
      <text:p text:style-name="P1">F. Beagle has-a Tail</text:p>
      <text:p text:style-name="P1">G. Beagle has-a Jumper</text:p>
      <text:p text:style-name="P1"/>
      <text:p text:style-name="P5">A) A,B,D</text:p>
      <text:p text:style-name="P3">B) AF,G</text:p>
      <text:p text:style-name="P3">C) B,F,G</text:p>
      <text:p text:style-name="P3">D) B,C,F</text:p>
      <text:p text:style-name="P3">E) E,F,G</text:p>
      <text:p text:style-name="P3"/>
      <text:p text:style-name="P1">6.What will be the output</text:p>
      <text:p text:style-name="P1">public void divide(int a, int )</text:p>
      <text:p text:style-name="P1">{</text:p>
      <text:p text:style-name="P1">Try{</text:p>
      <text:p text:style-name="P1">Int c = a/b;</text:p>
      <text:p text:style-name="P1">}</text:p>
      <text:p text:style-name="P1">Catch(Exception e)</text:p>
      <text:p text:style-name="P1">{</text:p>
      <text:p text:style-name="P1">SOP(Exception);</text:p>
      <text:p text:style-name="P1">}</text:p>
      <text:p text:style-name="P1">Finally{</text:p>
      <text:p text:style-name="P1">SOP(“finally”)</text:p>
      <text:p text:style-name="P1">}</text:p>
      <text:p text:style-name="P1">}</text:p>
      <text:p text:style-name="P5">a)error</text:p>
      <text:p text:style-name="P3">b)compile successfully</text:p>
      <text:p text:style-name="P3"><text:soft-page-break/>c)compile time error with finally will work.</text:p>
      <text:p text:style-name="P3"/>
      <text:p text:style-name="P3"/>
      <text:p text:style-name="P1">7. Determine the output</text:p>
      <text:p text:style-name="P1">Class exception_Handling{</text:p>
      <text:p text:style-name="P1">Public static void main(String args[]){</text:p>
      <text:p text:style-name="P1">Try{</text:p>
      <text:p text:style-name="P1">SOP(“Hello”+” ”+1/0);</text:p>
      <text:p text:style-name="P1">}</text:p>
      <text:p text:style-name="P1">Catch(ArithmeticException e)</text:p>
      <text:p text:style-name="P1">{</text:p>
      <text:p text:style-name="P1">SOP(“World”);</text:p>
      <text:p text:style-name="P1">}</text:p>
      <text:p text:style-name="P1">}}</text:p>
      <text:p text:style-name="P5">a) World</text:p>
      <text:p text:style-name="P3">b)Hello World</text:p>
      <text:p text:style-name="P3">c)Hello</text:p>
      <text:p text:style-name="P3">d)none of the above</text:p>
      <text:p text:style-name="P3"/>
      <text:p text:style-name="P3"/>
      <text:p text:style-name="P1">8. class exception_handling {</text:p>
      <text:p text:style-name="P1">public static void main(String args[]) {</text:p>
      <text:p text:style-name="P1">try {</text:p>
      <text:p text:style-name="P1">int a, b;</text:p>
      <text:p text:style-name="P1">b = 0;</text:p>
      <text:p text:style-name="P1">a = 5 / b;</text:p>
      <text:p text:style-name="P1">System.out.print("A");</text:p>
      <text:p text:style-name="P1">}</text:p>
      <text:p text:style-name="P1">catch(ArithmeticException e) {</text:p>
      <text:p text:style-name="P1">System.out.print("B");</text:p>
      <text:p text:style-name="P1">}</text:p>
      <text:p text:style-name="P1">}</text:p>
      <text:p text:style-name="P1">}</text:p>
      <text:p text:style-name="P3">a) A</text:p>
      <text:p text:style-name="P5">b) B</text:p>
      <text:p text:style-name="P3">c) Compilation Errord) Runtime Error</text:p>
      <text:p text:style-name="P3"/>
      <text:p text:style-name="P3"/>
      <text:p text:style-name="P1">9. Which of these handles the exception when no catch is used?</text:p>
      <text:p text:style-name="P1">a. Default handler</text:p>
      <text:p text:style-name="P1">b. Finally</text:p>
      <text:p text:style-name="P2">c. Throw handler</text:p>
      <text:p text:style-name="P1">d. Java run time system</text:p>
      <text:p text:style-name="P1">5. class exception_handling {</text:p>
      <text:p text:style-name="P1">public static void main(String args[]) {</text:p>
      <text:p text:style-name="P1">try {</text:p>
      <text:p text:style-name="P1">int a, b;</text:p>
      <text:p text:style-name="P1">b = 0;</text:p>
      <text:p text:style-name="P1">a = 5 / b;</text:p>
      <text:p text:style-name="P1">System.out.print("A");</text:p>
      <text:p text:style-name="P1">}</text:p>
      <text:p text:style-name="P1">catch(ArithmeticException e) {</text:p>
      <text:p text:style-name="P1"><text:soft-page-break/>System.out.print("B");</text:p>
      <text:p text:style-name="P1">}</text:p>
      <text:p text:style-name="P1">finally {</text:p>
      <text:p text:style-name="P1">System.out.print("C");</text:p>
      <text:p text:style-name="P1">}</text:p>
      <text:p text:style-name="P1">}</text:p>
      <text:p text:style-name="P1">}</text:p>
      <text:p text:style-name="P3">a) A</text:p>
      <text:p text:style-name="P3">b) B</text:p>
      <text:p text:style-name="P3">c) AC</text:p>
      <text:p text:style-name="P5">d) BC</text:p>
      <text:p text:style-name="P3"/>
      <text:p text:style-name="P3"/>
      <text:p text:style-name="P1">10. Determine the output</text:p>
      <text:p text:style-name="P1">class exception_handling {</text:p>
      <text:p text:style-name="P1">public static void main(String args[]) {</text:p>
      <text:p text:style-name="P1">try {</text:p>
      <text:p text:style-name="P1">int a = args.length;</text:p>
      <text:p text:style-name="P1">int b = 10 / a;</text:p>
      <text:p text:style-name="P1">System.out.print(a);</text:p>
      <text:p text:style-name="P1">try {</text:p>
      <text:p text:style-name="P1">if (a == 1)</text:p>
      <text:p text:style-name="P1">a = a / a - a;</text:p>
      <text:p text:style-name="P1">if (a == 2) {</text:p>
      <text:p text:style-name="P1">int c = {1};</text:p>
      <text:p text:style-name="P1">c[8] = 9;</text:p>
      <text:p text:style-name="P1">}</text:p>
      <text:p text:style-name="P1">}</text:p>
      <text:p text:style-name="P1">catch (ArrayIndexOutOfBoundException e) {System.out.println("TypeA");</text:p>
      <text:p text:style-name="P1">}</text:p>
      <text:p text:style-name="P1">catch (ArithmeticException e) {</text:p>
      <text:p text:style-name="P1">System.out.println("TypeB");</text:p>
      <text:p text:style-name="P1">}}}}</text:p>
      <text:p text:style-name="P3">a) TypeA</text:p>
      <text:p text:style-name="P5">b) TypeB</text:p>
      <text:p text:style-name="P3">c) 0TypeA</text:p>
      <text:p text:style-name="P3"/>
      <text:p text:style-name="P3"/>
      <text:p text:style-name="P1">11. What is the output of the below code:</text:p>
      <text:p text:style-name="P1">public class Test {</text:p>
      <text:p text:style-name="P1">public static void main(String[] args) {</text:p>
      <text:p text:style-name="P1">double x = 0, y = 5.4324;</text:p>
      <text:p text:style-name="P1">try {</text:p>
      <text:p text:style-name="P1">System.out.println( (y/x) );</text:p>
      <text:p text:style-name="P1">}</text:p>
      <text:p text:style-name="P1">catch (Exception e) {</text:p>
      <text:p text:style-name="P1">System.out.println("Exception");</text:p>
      <text:p text:style-name="P1">}</text:p>
      <text:p text:style-name="P1">catch (Throwable t) {</text:p>
      <text:p text:style-name="P1">System.out.println("Error");</text:p>
      <text:p text:style-name="P1">} } }</text:p>
      <text:p text:style-name="P3">A) Exception</text:p>
      <text:p text:style-name="P3"><text:soft-page-break/>B) Error</text:p>
      <text:p text:style-name="P5">C) Infinity</text:p>
      <text:p text:style-name="P3">D) Exception Error</text:p>
      <text:p text:style-name="P3"/>
      <text:p text:style-name="P3"/>
      <text:p text:style-name="P1">12. Pick runtime exception?....</text:p>
      <text:p text:style-name="P1">A. ClassCastException</text:p>
      <text:p text:style-name="P1">B. FileNotFoundException</text:p>
      <text:p text:style-name="P1">C. NullPointerException</text:p>
      <text:p text:style-name="P1">D. SecurityException</text:p>
      <text:p text:style-name="P1">E. Above all</text:p>
      <text:p text:style-name="P5">A) A,B,C</text:p>
      <text:p text:style-name="P3">B) C,D,E</text:p>
      <text:p text:style-name="P3">C) A,D,E</text:p>
      <text:p text:style-name="P6">D) A,C,D</text:p>
      <text:p text:style-name="P3">E) E</text:p>
      <text:p text:style-name="P3"/>
      <text:p text:style-name="P3"/>
      <text:p text:style-name="P1">13. Determine the output</text:p>
      <text:p text:style-name="P1">public class Test {</text:p>
      <text:p text:style-name="P1">public static void main(String[] args) {</text:p>
      <text:p text:style-name="P1">try{</text:p>
      <text:p text:style-name="P1">System.out.println("String "+1/0);</text:p>
      <text:p text:style-name="P1">}catch(ArithmeticException ae){</text:p>
      <text:p text:style-name="P1">System.out.println("Catch block");</text:p>
      <text:p text:style-name="P1">}}</text:p>
      <text:p text:style-name="P1">}</text:p>
      <text:p text:style-name="P1">What is the output of the program?</text:p>
      <text:p text:style-name="P3">A) String Infinity Catch block</text:p>
      <text:p text:style-name="P3">B) String Catch block</text:p>
      <text:p text:style-name="P5">C) Catch block</text:p>
      <text:p text:style-name="P3">D) Infinity</text:p>
      <text:p text:style-name="P3"/>
      <text:p text:style-name="P3"/>
      <text:p text:style-name="P1">14. In multiple catch clause which of the following statements are valid?</text:p>
      <text:p text:style-name="P5">A) Super class block will execute first</text:p>
      <text:p text:style-name="P6">B) Sub class catch block will execute first</text:p>
      <text:p text:style-name="P3">C) Super class catch block will never execute</text:p>
      <text:p text:style-name="P3">D) Sub class catch block will never execute</text:p>
      <text:p text:style-name="P3"/>
      <text:p text:style-name="P3"/>
      <text:p text:style-name="P1">15. class SuperClass {</text:p>
      <text:p text:style-name="P1">public int doIt(String str, Integer... data)throws ArrayIndexOutOfBoundsException{</text:p>
      <text:p text:style-name="P1">String signature = "(String, Integer[])";</text:p>
      <text:p text:style-name="P1">System.out.println(str + " " + signature);</text:p>
      <text:p text:style-name="P1">return 1;</text:p>
      <text:p text:style-name="P1">}}</text:p>
      <text:p text:style-name="P1">public class Test extends SuperClass{</text:p>
      <text:p text:style-name="P1">public int doIt(String str, Integer... data) throws Exception</text:p>
      <text:p text:style-name="P1">{</text:p>
      <text:p text:style-name="P1">String signature = "(String, Integer[])";</text:p>
      <text:p text:style-name="P1">System.out.println("Overridden: " + str + " " + signature);</text:p>
      <text:p text:style-name="P1"><text:soft-page-break/>return 0;</text:p>
      <text:p text:style-name="P1">}</text:p>
      <text:p text:style-name="P1">public static void main(String... args)</text:p>
      <text:p text:style-name="P1">{</text:p>
      <text:p text:style-name="P1">SuperClass sb = new Test();</text:p>
      <text:p text:style-name="P1">try{</text:p>
      <text:p text:style-name="P1">sb.doIt("hello", 3);</text:p>
      <text:p text:style-name="P1">}catch(Exception e){</text:p>
      <text:p text:style-name="P1">}</text:p>
      <text:p text:style-name="P1">}</text:p>
      <text:p text:style-name="P1">}</text:p>
      <text:p text:style-name="P1">What is the output of the above code?</text:p>
      <text:p text:style-name="P3">A) Overridden:hello(String,</text:p>
      <text:p text:style-name="P3">Integer[])</text:p>
      <text:p text:style-name="P3">B) hello (String, Integer[])</text:p>
      <text:p text:style-name="P5">C) This code throws exception at run time</text:p>
      <text:p text:style-name="P3">D) compile time error</text:p>
      <text:p text:style-name="P3"/>
      <text:p text:style-name="P3"/>
      <text:p text:style-name="P1">16. Choose the incorrect statement about SingleThreadModel.</text:p>
      <text:p text:style-name="P1">A. It is used to ensure that servlet can handle only one request at a time.</text:p>
      <text:p text:style-name="P1">B. It is a marker interface</text:p>
      <text:p text:style-name="P1">C. It solves all the thread-safety issues</text:p>
      <text:p text:style-name="P3">A) A</text:p>
      <text:p text:style-name="P3">B) B</text:p>
      <text:p text:style-name="P5">C) C</text:p>
      <text:p text:style-name="P3"/>
      <text:p text:style-name="P3"/>
      <text:p text:style-name="P1">17. What will be the output of the program?</text:p>
      <text:p text:style-name="P1">public class Animal</text:p>
      <text:p text:style-name="P1">{</text:p>
      <text:p text:style-name="P1">public static void main(String [] args)</text:p>
      <text:p text:style-name="P1">{</text:p>
      <text:p text:style-name="P1">Dog [][] theDogs = new Dog[3][]</text:p>
      <text:p text:style-name="P1">System.out.println(theDogs[2][0].toString())</text:p>
      <text:p text:style-name="P1">}}</text:p>
      <text:p text:style-name="P1">class Dog { }</text:p>
      <text:p text:style-name="P3">A) null</text:p>
      <text:p text:style-name="P3">B) theDogs</text:p>
      <text:p text:style-name="P3">C) Compilation fails</text:p>
      <text:p text:style-name="P5">D) An exception is thrown at runtime</text:p>
      <text:p text:style-name="P3"/>
      <text:p text:style-name="P3"/>
      <text:p text:style-name="P3"/>
      <text:p text:style-name="P1">18. What will be the output of the below code</text:p>
      <text:p text:style-name="P1">class Employee{</text:p>
      <text:p text:style-name="P1">Employee(){</text:p>
      <text:p text:style-name="P1">System.out.println(1);</text:p>
      <text:p text:style-name="P1">}</text:p>
      <text:p text:style-name="P1">void test(){</text:p>
      <text:p text:style-name="P1">this();</text:p>
      <text:p text:style-name="P1">System.out.println(2); }</text:p>
      <text:p text:style-name="P1"><text:soft-page-break/>}</text:p>
      <text:p text:style-name="P1">class Manager</text:p>
      <text:p text:style-name="P1">{</text:p>
      <text:p text:style-name="P1">public static void main(String args[]){</text:p>
      <text:p text:style-name="P1">Employee e1=new Employee();</text:p>
      <text:p text:style-name="P1">}}</text:p>
      <text:p text:style-name="P3">A) 1</text:p>
      <text:p text:style-name="P3">B) 2</text:p>
      <text:p text:style-name="P3">C) compile time error</text:p>
      <text:p text:style-name="P5">D) run time error</text:p>
      <text:p text:style-name="P3"/>
      <text:p text:style-name="P3"/>
      <text:p text:style-name="P1">19. What is the output of the above code ?</text:p>
      <text:p text:style-name="P1">import java.io.*;</text:p>
      <text:p text:style-name="P1">public class Test {</text:p>
      <text:p text:style-name="P1">public static void main(String[] args) {</text:p>
      <text:p text:style-name="P1">String s1 = "abc";</text:p>
      <text:p text:style-name="P1">String s2 = "def";</text:p>
      <text:p text:style-name="P1">String s3 = s1.concat(s2.toUpperCase());</text:p>
      <text:p text:style-name="P1">System.out.println(s1+s2+s3);</text:p>
      <text:p text:style-name="P1">}</text:p>
      <text:p text:style-name="P1">}</text:p>
      <text:p text:style-name="P3">A) abcDEF</text:p>
      <text:p text:style-name="P3">B) abcdefabcdef</text:p>
      <text:p text:style-name="P3">C) abcdefDEF</text:p>
      <text:p text:style-name="P5">D) abcdefabcDEF</text:p>
      <text:p text:style-name="P3"/>
      <text:p text:style-name="P3"/>
      <text:p text:style-name="P3"/>
      <text:p text:style-name="P1">20. What is the ouput of the program?public class Test {</text:p>
      <text:p text:style-name="P1">public static void main(String[] args) {</text:p>
      <text:p text:style-name="P1">String a = "hello i love java";</text:p>
      <text:p text:style-name="P1">System.out.println(a.indexOf('i')+" "+a.lastIndexOf('o')+" "+a.lastIndexOf('i')+" "+ a.indexOf('o'));</text:p>
      <text:p text:style-name="P1">}</text:p>
      <text:p text:style-name="P1">}</text:p>
      <text:p text:style-name="P3">A) 6 9 6 7</text:p>
      <text:p text:style-name="P5">B) 6 9 6 4</text:p>
      <text:p text:style-name="P3">C) 5 9 6 4</text:p>
      <text:p text:style-name="P3">D) 5 9 5 4</text:p>
      <text:p text:style-name="P3"/>
      <text:p text:style-name="P3"/>
      <text:p text:style-name="P1">21. What is the ouput of the below code:class Test</text:p>
      <text:p text:style-name="P1">{</text:p>
      <text:p text:style-name="P1">public static void main(String[] s)</text:p>
      <text:p text:style-name="P1">{</text:p>
      <text:p text:style-name="P1">String s1="Hello",s2="World";</text:p>
      <text:p text:style-name="P1">System.out.println(s1+s2);</text:p>
      <text:p text:style-name="P1">System.out.println(s1.concat(s2));</text:p>
      <text:p text:style-name="P1">}</text:p>
      <text:p text:style-name="P1">}</text:p>
      <text:p text:style-name="P3">A) HelloWorld</text:p>
      <text:p text:style-name="P5"><text:soft-page-break/>B) HelloWorld</text:p>
      <text:p text:style-name="P5">HelloWorld</text:p>
      <text:p text:style-name="P3">C) Compilation fails</text:p>
      <text:p text:style-name="P3">D) Runtime error</text:p>
      <text:p text:style-name="P3"/>
      <text:p text:style-name="P3"/>
      <text:p text:style-name="P3"/>
      <text:p text:style-name="P3"/>
      <text:p text:style-name="P1">22. What is the output of the below code,</text:p>
      <text:p text:style-name="P1">public class Test {</text:p>
      <text:p text:style-name="P1">public static void main(String[] args) {</text:p>
      <text:p text:style-name="P1">System.out.println("String "+new Integer("4")+5);</text:p>
      <text:p text:style-name="P1">} }</text:p>
      <text:p text:style-name="P3">A) String 9</text:p>
      <text:p text:style-name="P5">B) String 45</text:p>
      <text:p text:style-name="P3">C) compilation error</text:p>
      <text:p text:style-name="P3">D) run time error</text:p>
      <text:p text:style-name="P3"/>
      <text:p text:style-name="P3"/>
      <text:p text:style-name="P1">23. What will be the output of the below code:</text:p>
      <text:p text:style-name="P1">if( "Welcome".trim() == "Welcome".trim() )</text:p>
      <text:p text:style-name="P1">System.out.println("Equal");</text:p>
      <text:p text:style-name="P1">else</text:p>
      <text:p text:style-name="P1">System.out.println("Not Equal");</text:p>
      <text:p text:style-name="P3">A) compile and display “Equal”</text:p>
      <text:p text:style-name="P3">B) compile and display “Not Equal”</text:p>
      <text:p text:style-name="P5">C) cause a compiler error</text:p>
      <text:p text:style-name="P3">D) compile and display NULL</text:p>
      <text:p text:style-name="P3"/>
      <text:p text:style-name="P3"/>
      <text:p text:style-name="P1">24.Which are the legal Stirng operationsA) s3= s1+s2;</text:p>
      <text:p text:style-name="P1">B) s3= s1-s2;</text:p>
      <text:p text:style-name="P1">C) s3= s1&amp;s2;</text:p>
      <text:p text:style-name="P1">D) s3= s1&amp;&amp;s2;</text:p>
      <text:p text:style-name="P5">A) A</text:p>
      <text:p text:style-name="P3">B) B</text:p>
      <text:p text:style-name="P3">C) C</text:p>
      <text:p text:style-name="P3">D) D</text:p>
      <text:p text:style-name="P3"/>
      <text:p text:style-name="P1">25. What is the output of the below code</text:p>
      <text:p text:style-name="P1">class Test{</text:p>
      <text:p text:style-name="P1">public static void main(String[] args) {</text:p>
      <text:p text:style-name="P1">System.out.println(5.45+"3,2");</text:p>
      <text:p text:style-name="P1">}</text:p>
      <text:p text:style-name="P1">}</text:p>
      <text:p text:style-name="P3">A) 5</text:p>
      <text:p text:style-name="P3">B) 5.4</text:p>
      <text:p text:style-name="P5">C) 5.453,2</text:p>
      <text:p text:style-name="P3">D) Compilation Fail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2:48.655000052</meta:creation-date>
    <meta:generator>LibreOffice/6.0.7.3$Linux_X86_64 LibreOffice_project/00m0$Build-3</meta:generator>
    <dc:date>2019-06-05T16:52:12.789062194</dc:date>
    <meta:editing-duration>PT8M46S</meta:editing-duration>
    <meta:editing-cycles>1</meta:editing-cycles>
    <meta:document-statistic meta:table-count="0" meta:image-count="0" meta:object-count="0" meta:page-count="8" meta:paragraph-count="359" meta:word-count="1222" meta:character-count="6994" meta:non-whitespace-character-count="6131"/>
  </office:meta>
</office:document-meta>
</file>